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3e4" officeooo:paragraph-rsid="0005a3e4"/>
    </style:style>
    <style:style style:name="P2" style:family="paragraph" style:parent-style-name="Standard">
      <style:text-properties officeooo:rsid="0006e8d7" officeooo:paragraph-rsid="0006e8d7"/>
    </style:style>
    <style:style style:name="P3" style:family="paragraph" style:parent-style-name="Standard">
      <style:text-properties officeooo:rsid="0008dee1" officeooo:paragraph-rsid="0008dee1"/>
    </style:style>
    <style:style style:name="T1" style:family="text">
      <style:text-properties officeooo:rsid="0006e8d7"/>
    </style:style>
    <style:style style:name="T2" style:family="text">
      <style:text-properties officeooo:rsid="0008de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2004</text:p>
      <text:p text:style-name="P1">2. 5</text:p>
      <text:p text:style-name="P1">3. 90</text:p>
      <text:p text:style-name="P1">4. 13 gram</text:p>
      <text:p text:style-name="P1">5. 2008</text:p>
      <text:p text:style-name="P1">6. 30 %</text:p>
      <text:p text:style-name="P1">7. <text:span text:style-name="T1">47,5 million</text:span></text:p>
      <text:p text:style-name="P2">8. 2</text:p>
      <text:p text:style-name="P2">9. $5.3</text:p>
      <text:p text:style-name="P2">10. <text:span text:style-name="T2">4.296.108</text:span></text:p>
      <text:p text:style-name="P3">11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6T21:00:14.904948532</meta:creation-date>
    <meta:generator>LibreOffice/6.0.5.2$Linux_X86_64 LibreOffice_project/00m0$Build-2</meta:generator>
    <dc:date>2018-08-26T21:35:02.073860785</dc:date>
    <meta:editing-duration>PT2M44S</meta:editing-duration>
    <meta:editing-cycles>1</meta:editing-cycles>
    <meta:document-statistic meta:table-count="0" meta:image-count="0" meta:object-count="0" meta:page-count="1" meta:paragraph-count="11" meta:word-count="24" meta:character-count="83" meta:non-whitespace-character-count="69"/>
  </office:meta>
</office:document-meta>
</file>